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58000003761D9AE58815EC379A.png" manifest:media-type="image/png"/>
  <manifest:file-entry manifest:full-path="Pictures/100000010000065B000002B22F8802A095FFFE29.png" manifest:media-type="image/png"/>
  <manifest:file-entry manifest:full-path="Pictures/100000010000065800000289976A77D715655D72.png" manifest:media-type="image/png"/>
  <manifest:file-entry manifest:full-path="Pictures/1000000100000659000002BE9E37A8D81B404E56.png" manifest:media-type="image/png"/>
  <manifest:file-entry manifest:full-path="Pictures/100000010000065800000375B7E07B2B31155BD9.png" manifest:media-type="image/png"/>
  <manifest:file-entry manifest:full-path="Pictures/100000010000065B000002E0D5AB82FF78151E4E.png" manifest:media-type="image/png"/>
  <manifest:file-entry manifest:full-path="Pictures/10000001000006550000025681B8A6C6B87DDE3F.png" manifest:media-type="image/png"/>
  <manifest:file-entry manifest:full-path="Pictures/100000010000065B000002A97B94FD1B8B23724D.png" manifest:media-type="image/png"/>
  <manifest:file-entry manifest:full-path="Pictures/1000000100000659000002BC28CAA432A3BC3FD6.png" manifest:media-type="image/png"/>
  <manifest:file-entry manifest:full-path="Pictures/1000000100000658000002D19DFD8F6234DE8C8C.png" manifest:media-type="image/png"/>
  <manifest:file-entry manifest:full-path="Pictures/1000000100000659000002D68AD2A2D67313EF2A.png" manifest:media-type="image/png"/>
  <manifest:file-entry manifest:full-path="Pictures/100000010000065A000002D7C2920E939B6B2E87.png" manifest:media-type="image/png"/>
  <manifest:file-entry manifest:full-path="Pictures/100000010000065D000003445DCE55ADE114A518.png" manifest:media-type="image/png"/>
  <manifest:file-entry manifest:full-path="Pictures/100000010000065B000002BEA96EDE16CDAA9F25.png" manifest:media-type="image/png"/>
  <manifest:file-entry manifest:full-path="Pictures/100000010000065700000285A2FFA56A211429CF.png" manifest:media-type="image/png"/>
  <manifest:file-entry manifest:full-path="Pictures/100000010000065A000003A3A40F44955B8A72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170" officeooo:paragraph-rsid="001441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</text:p>
      <text:p text:style-name="P1"/>
      <text:p text:style-name="P1">Instalar Windows:</text:p>
      <text:p text:style-name="P1"/>
      <text:p text:style-name="P1"><draw:frame draw:style-name="fr2" draw:name="Imagen1" text:anchor-type="char" svg:width="17cm" svg:height="7.209cm" draw:z-index="0"><draw:image xlink:href="Pictures/100000010000065B000002B22F8802A095FFFE29.png" xlink:type="simple" xlink:show="embed" xlink:actuate="onLoad" draw:mime-type="image/png"/></draw:frame><text:s/></text:p>
      <text:p text:style-name="P1"/>
      <text:p text:style-name="P1"><draw:frame draw:style-name="fr1" draw:name="Imagen2" text:anchor-type="char" svg:width="17cm" svg:height="6.793cm" draw:z-index="1"><draw:image xlink:href="Pictures/100000010000065800000289976A77D715655D72.png" xlink:type="simple" xlink:show="embed" xlink:actuate="onLoad" draw:mime-type="image/png"/></draw:frame><text:s/></text:p>
      <text:p text:style-name="P1"/>
      <text:p text:style-name="P1"><draw:frame draw:style-name="fr1" draw:name="Imagen3" text:anchor-type="char" svg:width="17cm" svg:height="9.275cm" draw:z-index="2"><draw:image xlink:href="Pictures/1000000100000658000003761D9AE58815EC379A.png" xlink:type="simple" xlink:show="embed" xlink:actuate="onLoad" draw:mime-type="image/png"/></draw:frame><text:soft-page-break/><text:s/></text:p>
      <text:p text:style-name="P1"/>
      <text:p text:style-name="P1"><draw:frame draw:style-name="fr2" draw:name="Imagen4" text:anchor-type="char" svg:width="17cm" svg:height="9.262cm" draw:z-index="3"><draw:image xlink:href="Pictures/100000010000065800000375B7E07B2B31155BD9.png" xlink:type="simple" xlink:show="embed" xlink:actuate="onLoad" draw:mime-type="image/png"/></draw:frame><text:s/></text:p>
      <text:p text:style-name="P1"/>
      <text:p text:style-name="P1"><draw:frame draw:style-name="fr3" draw:name="Imagen5" text:anchor-type="char" svg:width="17cm" svg:height="7.691cm" draw:z-index="4"><draw:image xlink:href="Pictures/100000010000065B000002E0D5AB82FF78151E4E.png" xlink:type="simple" xlink:show="embed" xlink:actuate="onLoad" draw:mime-type="image/png"/></draw:frame><text:soft-page-break/><text:s/></text:p>
      <text:p text:style-name="P1"/>
      <text:p text:style-name="P1"><draw:frame draw:style-name="fr1" draw:name="Imagen6" text:anchor-type="char" svg:width="17cm" svg:height="6.271cm" draw:z-index="5"><draw:image xlink:href="Pictures/10000001000006550000025681B8A6C6B87DDE3F.png" xlink:type="simple" xlink:show="embed" xlink:actuate="onLoad" draw:mime-type="image/png"/></draw:frame><text:s/></text:p>
      <text:p text:style-name="P1"/>
      <text:p text:style-name="P1"><draw:frame draw:style-name="fr1" draw:name="Imagen7" text:anchor-type="char" svg:width="17cm" svg:height="7.114cm" draw:z-index="6"><draw:image xlink:href="Pictures/100000010000065B000002A97B94FD1B8B23724D.png" xlink:type="simple" xlink:show="embed" xlink:actuate="onLoad" draw:mime-type="image/png"/></draw:frame><text:s/></text:p>
      <text:p text:style-name="P1"/>
      <text:p text:style-name="P1"><draw:frame draw:style-name="fr3" draw:name="Imagen8" text:anchor-type="char" svg:width="17cm" svg:height="7.322cm" draw:z-index="7"><draw:image xlink:href="Pictures/1000000100000659000002BC28CAA432A3BC3FD6.png" xlink:type="simple" xlink:show="embed" xlink:actuate="onLoad" draw:mime-type="image/png"/></draw:frame><text:soft-page-break/><text:s/></text:p>
      <text:p text:style-name="P1"/>
      <text:p text:style-name="P1"><draw:frame draw:style-name="fr1" draw:name="Imagen9" text:anchor-type="char" svg:width="17cm" svg:height="7.546cm" draw:z-index="8"><draw:image xlink:href="Pictures/1000000100000658000002D19DFD8F6234DE8C8C.png" xlink:type="simple" xlink:show="embed" xlink:actuate="onLoad" draw:mime-type="image/png"/></draw:frame><text:s/></text:p>
      <text:p text:style-name="P1"/>
      <text:p text:style-name="P1"><draw:frame draw:style-name="fr1" draw:name="Imagen10" text:anchor-type="char" svg:width="17cm" svg:height="7.594cm" draw:z-index="9"><draw:image xlink:href="Pictures/1000000100000659000002D68AD2A2D67313EF2A.png" xlink:type="simple" xlink:show="embed" xlink:actuate="onLoad" draw:mime-type="image/png"/></draw:frame><text:s/></text:p>
      <text:p text:style-name="P1"/>
      <text:p text:style-name="P1"><draw:frame draw:style-name="fr1" draw:name="Imagen11" text:anchor-type="char" svg:width="17cm" svg:height="7.343cm" draw:z-index="10"><draw:image xlink:href="Pictures/1000000100000659000002BE9E37A8D81B404E56.png" xlink:type="simple" xlink:show="embed" xlink:actuate="onLoad" draw:mime-type="image/png"/></draw:frame><text:soft-page-break/><text:s/></text:p>
      <text:p text:style-name="P1"/>
      <text:p text:style-name="P1"><draw:frame draw:style-name="fr1" draw:name="Imagen12" text:anchor-type="char" svg:width="17cm" svg:height="7.601cm" draw:z-index="11"><draw:image xlink:href="Pictures/100000010000065A000002D7C2920E939B6B2E87.png" xlink:type="simple" xlink:show="embed" xlink:actuate="onLoad" draw:mime-type="image/png"/></draw:frame><text:s/></text:p>
      <text:p text:style-name="P1"/>
      <text:p text:style-name="P1"><draw:frame draw:style-name="fr1" draw:name="Imagen13" text:anchor-type="char" svg:width="17cm" svg:height="7.334cm" draw:z-index="12"><draw:image xlink:href="Pictures/100000010000065B000002BEA96EDE16CDAA9F25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n14" text:anchor-type="char" svg:width="17cm" svg:height="8.724cm" draw:z-index="13"><draw:image xlink:href="Pictures/100000010000065D000003445DCE55ADE114A518.png" xlink:type="simple" xlink:show="embed" xlink:actuate="onLoad" draw:mime-type="image/png"/></draw:frame><text:soft-page-break/><text:s/></text:p>
      <text:p text:style-name="P1"><draw:frame draw:style-name="fr2" draw:name="Imagen15" text:anchor-type="char" svg:width="17cm" svg:height="6.756cm" draw:z-index="14"><draw:image xlink:href="Pictures/100000010000065700000285A2FFA56A211429CF.png" xlink:type="simple" xlink:show="embed" xlink:actuate="onLoad" draw:mime-type="image/png"/></draw:frame><text:s/></text:p>
      <text:p text:style-name="P1"/>
      <text:p text:style-name="P1"><draw:frame draw:style-name="fr1" draw:name="Imagen16" text:anchor-type="char" svg:width="17cm" svg:height="9.733cm" draw:z-index="15"><draw:image xlink:href="Pictures/100000010000065A000003A3A40F44955B8A72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5:53:48.037000000</meta:creation-date>
    <dc:date>2024-10-23T17:21:12.723000000</dc:date>
    <meta:editing-duration>PT50M39S</meta:editing-duration>
    <meta:editing-cycles>7</meta:editing-cycles>
    <meta:generator>LibreOffice/7.6.2.1$Windows_X86_64 LibreOffice_project/56f7684011345957bbf33a7ee678afaf4d2ba333</meta:generator>
    <meta:document-statistic meta:table-count="0" meta:image-count="16" meta:object-count="0" meta:page-count="7" meta:paragraph-count="17" meta:word-count="3" meta:character-count="36" meta:non-whitespace-character-count="20"/>
  </office:meta>
</office:document-meta>
</file>